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uonNa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តារាង1" style:family="table">
      <style:table-properties style:width="11.0153in" fo:margin-left="-0.1069in" fo:margin-right="-0.0028in" table:align="margins"/>
    </style:style>
    <style:style style:name="តារាង1.A" style:family="table-column">
      <style:table-column-properties style:column-width="0.7368in" style:rel-column-width="4385*"/>
    </style:style>
    <style:style style:name="តារាង1.B" style:family="table-column">
      <style:table-column-properties style:column-width="1.0417in" style:rel-column-width="6199*"/>
    </style:style>
    <style:style style:name="តារាង1.C" style:family="table-column">
      <style:table-column-properties style:column-width="0.434in" style:rel-column-width="2583*"/>
    </style:style>
    <style:style style:name="តារាង1.D" style:family="table-column">
      <style:table-column-properties style:column-width="0.9111in" style:rel-column-width="5422*"/>
    </style:style>
    <style:style style:name="តារាង1.E" style:family="table-column">
      <style:table-column-properties style:column-width="0.6688in" style:rel-column-width="3980*"/>
    </style:style>
    <style:style style:name="តារាង1.F" style:family="table-column">
      <style:table-column-properties style:column-width="0.9375in" style:rel-column-width="5579*"/>
    </style:style>
    <style:style style:name="តារាង1.G" style:family="table-column">
      <style:table-column-properties style:column-width="4.0813in" style:rel-column-width="24282*"/>
    </style:style>
    <style:style style:name="តារាង1.H" style:family="table-column">
      <style:table-column-properties style:column-width="1.1194in" style:rel-column-width="6662*"/>
    </style:style>
    <style:style style:name="តារាង1.I" style:family="table-column">
      <style:table-column-properties style:column-width="1.0826in" style:rel-column-width="6443*"/>
    </style:style>
    <style:style style:name="តារាង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តារាង1.I1" style:family="table-cell">
      <style:table-cell-properties style:vertical-align="middle" fo:padding="0.0382in" fo:border="0.0007in solid #000000"/>
    </style:style>
    <style:style style:name="តារាង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តារាង1.D2" style:family="table-cell">
      <style:table-cell-properties fo:padding="0.0382in" fo:border-left="0.0007in solid #000000" fo:border-right="none" fo:border-top="none" fo:border-bottom="0.0007in solid #000000"/>
    </style:style>
    <style:style style:name="តារាង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text-properties style:font-name="Khmer OS" fo:font-size="12pt" fo:font-style="normal" fo:font-weight="bold" style:font-size-asian="12pt" style:font-style-asian="normal" style:font-weight-asian="bold" style:font-name-complex="Khmer OS" style:font-size-complex="12pt" style:font-style-complex="normal" style:font-weight-complex="bold"/>
    </style:style>
    <style:style style:name="P2" style:family="paragraph" style:parent-style-name="Table_20_Heading">
      <style:paragraph-properties fo:text-align="center" style:justify-single-word="false"/>
      <style:text-properties style:font-name="Khmer OS" fo:font-size="12pt" fo:font-style="normal" fo:font-weight="bold" style:font-size-asian="12pt" style:font-style-asian="normal" style:font-weight-asian="bold" style:font-name-complex="Khmer OS" style:font-size-complex="12pt" style:font-style-complex="normal" style:font-weight-complex="bold"/>
    </style:style>
    <style:style style:name="P3" style:family="paragraph" style:parent-style-name="Table_20_Heading">
      <style:paragraph-properties fo:text-align="center" style:justify-single-word="false"/>
      <style:text-properties style:font-name="Khmer OS" fo:font-size="12pt" fo:font-style="normal" style:font-size-asian="12pt" style:font-style-asian="normal" style:font-name-complex="Khmer OS" style:font-size-complex="12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5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 style:text-scale="99%"/>
    </style:style>
    <style:style style:name="P10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1" style:family="paragraph" style:parent-style-name="Table_20_Contents">
      <style:paragraph-properties fo:text-align="center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2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T1" style:family="text">
      <style:text-properties fo:background-color="#ffff00"/>
    </style:style>
    <style:style style:name="T2" style:family="text">
      <style:text-properties style:text-underline-style="none"/>
    </style:style>
    <style:style style:name="T3" style:family="text">
      <style:text-properties fo:background-color="transparent"/>
    </style:style>
    <style:style style:name="T4" style:family="text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T5" style:family="text">
      <style:text-properties style:font-name="Khmer OS" fo:background-color="#ffff00" style:font-name-complex="Khmer O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តារាង1" table:style-name="តារាង1">
        <table:table-column table:style-name="តារាង1.A"/>
        <table:table-column table:style-name="តារាង1.B"/>
        <table:table-column table:style-name="តារាង1.C"/>
        <table:table-column table:style-name="តារាង1.D"/>
        <table:table-column table:style-name="តារាង1.E"/>
        <table:table-column table:style-name="តារាង1.F"/>
        <table:table-column table:style-name="តារាង1.G"/>
        <table:table-column table:style-name="តារាង1.H"/>
        <table:table-column table:style-name="តារាង1.I"/>
        <table:table-row>
          <table:table-cell table:style-name="តារាង1.A1" office:value-type="string">
            <text:p text:style-name="P2">ល.រ</text:p>
          </table:table-cell>
          <table:table-cell table:style-name="តារាង1.A1" office:value-type="string">
            <text:p text:style-name="P1">មេ​ពាក្យ</text:p>
          </table:table-cell>
          <table:table-cell table:style-name="តារាង1.A1" office:value-type="string">
            <text:p text:style-name="P3">ល.រ</text:p>
          </table:table-cell>
          <table:table-cell table:style-name="តារាង1.A1" office:value-type="string">
            <text:p text:style-name="P3">សូរ​ប្រកប</text:p>
          </table:table-cell>
          <table:table-cell table:style-name="តារាង1.A1" office:value-type="string">
            <text:p text:style-name="P3">មក​ពី</text:p>
          </table:table-cell>
          <table:table-cell table:style-name="តារាង1.A1" office:value-type="string">
            <text:p text:style-name="P3">ថ្នាក់</text:p>
          </table:table-cell>
          <table:table-cell table:style-name="តារាង1.A1" office:value-type="string">
            <text:p text:style-name="P3">សេចក្ដី​ពន្យល់</text:p>
          </table:table-cell>
          <table:table-cell table:style-name="តារាង1.A1" office:value-type="string">
            <text:p text:style-name="P3">របៀប​សរសេរ​ផ្សេង</text:p>
          </table:table-cell>
          <table:table-cell table:style-name="តារាង1.I1" office:value-type="string">
            <text:p text:style-name="P3"/>
            <text:p text:style-name="P3">ពាក្យ​ផ្សំ</text:p>
            <text:p text:style-name="P3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>ឃ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ព្យញ្ជនៈ​ទី ៤ ក្នុង​វគ្គ​ទី ១ ជា​កណ្ឋជៈ មាន​សំឡេង​ក្នុង​បំពង់​ក ។ ជា​ធនិត-ឃោសៈ ខាង​សំស្ក្រឹត​និង​បាលី​មាន​សំឡេង​ជា គ្ហៈ <text:s/>។សម្រាប់​ភាសា​ខ្មែរ, ផ្សំ​នឹង​ស្រៈ អ <text:s/>អា អិ អី ។ល។ អុំ អំ អាំ អះ សំឡេង អ៊ អ៊ា <text:span text:style-name="T1">អ៊‌ិ អ៊‌ី</text:span> ។ល។ អ៊ុំ អ៊ំ អ៊ំា អ៊ះ ជា ឃ ឃា ឃិ ឃី <text:s text:c="6"/>។ល។ ឃុំ ឃំ ឃាំ ឃះ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11"/>
          </table:table-cell>
        </table:table-row>
        <table:table-row>
          <table:table-cell table:style-name="តារាង1.A2" office:value-type="string">
            <text:p text:style-name="P4">២០៧០</text:p>
          </table:table-cell>
          <table:table-cell table:style-name="តារាង1.A2" office:value-type="string">
            <text:p text:style-name="P5">ឃរណ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ឃៈ-រៈ-នី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គ្ឫហិណី) ស្ត្រី​ជា​ម្ចាស់​ផ្ទះ, មេ​ផ្ទះ, ប្រពន្ធ (ព. កា.)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៧១</text:p>
          </table:table-cell>
          <table:table-cell table:style-name="តារាង1.A2" office:value-type="string">
            <text:p text:style-name="P5">ឃរមូ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ឃៈរៈ--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គ្ឫហមូល) ឫស​សំណង់​ផ្ទះ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០៧២</text:p>
          </table:table-cell>
          <table:table-cell table:style-name="តារាង1.A2" office:value-type="string">
            <text:p text:style-name="P5">ឃរាវា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ឃៈរា--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គ្ឫហាវាស) ការ​នៅ​គ្រប់គ្រង​ផ្ទះ; អ្នក​នៅ​គ្រប់គ្រង​ផ្ទះ (ម. ព. គ្រឹហាវាស, គ្រហស្ថ 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០៧៣</text:p>
          </table:table-cell>
          <table:table-cell table:style-name="តារាង1.A2" office:value-type="string">
            <text:p text:style-name="P5">ឃា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និយាយ​ឆ​បំបាត់​កាត់​ប្រយោជន៍​គេ (មិន​សូវ​ប្រើ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០៧៤</text:p>
          </table:table-cell>
          <table:table-cell table:style-name="តារាង1.A2" office:value-type="string">
            <text:p text:style-name="P5">ឃា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ការ​សម្លាប់, ការ​បំបាត់​ជីវិត, ការ​បៀតបៀន, ការ​ធ្វើ​ឲ្យ​វិនាស : ធ្វើ​ឃាត​ចោរ​ម្នាក់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០៧៥</text:p>
          </table:table-cell>
          <table:table-cell table:style-name="តារាង1.A2" office:value-type="string">
            <text:p text:style-name="P5">ឃាត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(ឃដ, ឃាត “បៀតបៀន; ប្រហារ; រារាំង; ប្រព្រឹត្ត, ធ្វើ, ខំ​ប្រឹង... ”) ហាម; ទប់; រារាំង : ឃាត់​ក្មេង​កុំ​ឲ្យ​ឈ្លោះ​គ្នា, ឃាត់​គ្រឿង​ចក្រ​ឲ្យ​ឈប់ ។ ឃាត់​កំហឹង គឺ​ទប់​កំហឹង; ឃាត់​ចំណង់ <text:s/>គឺ​ទប់​ចំណង់ ។ (ម. ព. ឃាត ទៀត​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០៧៦</text:p>
          </table:table-cell>
          <table:table-cell table:style-name="តារាង1.A2" office:value-type="string">
            <text:p text:style-name="P5">ឃាតក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ឃា-តៈ-កៈ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9">(ឃាតក) អ្នក​ធ្វើ​ឃាត, អ្នក​សម្លាប់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០៧៧</text:p>
          </table:table-cell>
          <table:table-cell table:style-name="តារាង1.A2" office:value-type="string">
            <text:p text:style-name="P5">ឃាតកម្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ឃាតៈ-កាំ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អំពើ​គឺ​ការ​សម្លាប់, អំពើ​សម្លាប់, អំពើ​បៀតបៀ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០៧៨</text:p>
          </table:table-cell>
          <table:table-cell table:style-name="តារាង1.A2" office:value-type="string">
            <text:p text:style-name="P5">ឃិនឆ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ចិ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បន្លែ​ចិន​មួយ​យ៉ាង សណ្ឋាន​ប្រហែល​នឹង​វ៉ាន់ស៊ុយ តែ​ស្លឹក​ធំ​ជាង​វ៉ាន់ស៊ុយ ក្លិន​ក៏​ខុស​គ្នា ។</text:p>
          </table:table-cell>
          <table:table-cell table:style-name="តារាង1.D2" office:value-type="string">
            <text:p text:style-name="P7">ឃុយឆាយ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០៧៩</text:p>
          </table:table-cell>
          <table:table-cell table:style-name="តារាង1.A2" office:value-type="string">
            <text:p text:style-name="P5">ឃឹក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សូរ​ដោយ​រលាក់​អ្វី​ៗ <text:s/>ដែល​ធ្ងន់ ឬ សូរ​សើច​ដោយ​ទប់​មិន​ឲ្យ​លាន់​ឮ​ខ្លាំង (ម. ព. គឃឹក​ៗ 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០៨០</text:p>
          </table:table-cell>
          <table:table-cell table:style-name="តារាង1.A2" office:value-type="string">
            <text:p text:style-name="P5">ឃឹ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ចិ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គ្រឿង​ភ្លេង​មួយ​យ៉ាង មាន​ខ្សែ​ធ្វើ​ដោយ​លួស មាន​ស្នូក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០៨១</text:p>
          </table:table-cell>
          <table:table-cell table:style-name="តារាង1.A2" office:value-type="string">
            <text:p text:style-name="P5">ឃុ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ទី​តំណែង​អ្នក​មាន​បណ្ដា​ស័ក្តិ​បួន​ហ៊ូពាន់ : ឃុន​ភក្ដី​សម្បត្តិ ...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០៨២</text:p>
          </table:table-cell>
          <table:table-cell table:style-name="តារាង1.A2" office:value-type="string">
            <text:p text:style-name="P5">ឃុយឆ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ម. ព. ឃិនឆាយ <text:s/>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០៨៣</text:p>
          </table:table-cell>
          <table:table-cell table:style-name="តារាង1.A2" office:value-type="string">
            <text:p text:style-name="P5">ឃូរ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សូរ​ខ្យល់​កើត​ដោយ​ផ្លុំ, ដោយ​សប់, ដោយ​បក់, ផ្លុំ​ឃូរ​ៗ, សប់​ភ្លើង​ឃូរ​ៗ, ខ្យល់​ឃូរ​ៗ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០៨៤</text:p>
          </table:table-cell>
          <table:table-cell table:style-name="តារាង1.A2" office:value-type="string">
            <text:p text:style-name="P5">ឃូស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សូរ​ឮ​ដោយ​គោះ, ដោយ​ក្អក​ស្ងួត (ម. ព. គឃូស 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០៨៥</text:p>
          </table:table-cell>
          <table:table-cell table:style-name="តារាង1.A2" office:value-type="string">
            <text:p text:style-name="P5">ឃើ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ឆ្លុះ​យល់​រូប​ប្រាកដ​ដោយ​ភ្នែក : <text:s/>ឃើញ​មនុស្ស​ដើរ​ច្រើន​នាក់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០៨៦</text:p>
          </table:table-cell>
          <table:table-cell table:style-name="តារាង1.A2" office:value-type="string">
            <text:p text:style-name="P5">ឃែ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8">គ្រស៊ែត, ទទេ : ទៅ​វិញ​ឃែត <text:s/>គឺ​ទៅ​វិញ​ទទេ ឥត​បាន​អ្វី​សោះ (ម. ព. គ្រស៊ែត 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០៨៧</text:p>
          </table:table-cell>
          <table:table-cell table:style-name="តារាង1.A2" office:value-type="string">
            <text:p text:style-name="P5">ឃោ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ខ្លាំង, ពន្លឹក, គួរ​ខ្លាច, គួរ​ស្បើម : <text:s/>ខឹង​ឃោរ គឺ​ខឹង​ខ្លាំង ។ បុរាណ​មាន​ប្រើ​ជា ន. ខ្លះ​ដូច​ពាក្យ​ថា បុណ្យ​បាត់​ដ្បិត​បាប លាភ​បាត់​ដ្បិត​ឃោរ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០៨៨</text:p>
          </table:table-cell>
          <table:table-cell table:style-name="តារាង1.A2" office:value-type="string">
            <text:p text:style-name="P5">ឃោរឃ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ខ្លាំង​ក្រៃ, ពន្លឹក​គួរ​ខ្លាច, ហៅ​ហាន, មោះមុត, កាច​ខ្លាំង​ឥត​មាន​មេត្តា​ប្រណី : ចិត្ត​ឃោរឃៅ, ចោរ​ឃោរឃៅ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០៨៩</text:p>
          </table:table-cell>
          <table:table-cell table:style-name="តារាង1.A2" office:value-type="string">
            <text:p text:style-name="P5">ឃោ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ឃោស “សូរ, សំឡេង​គឹក​កង”) ឈ្មោះ​ព្យញ្ជនៈ ដែល​មាន​សំឡេង​គឹក​កង​មាន ២១ តួ គឺ គ​ឃ​ង, ជ​ឈ​ញ, ឌ​ឍ​ណ, ទ​ធ​ន, ព​ភ​ម; យ​រ​ល​វ​ហ​ឡ; និង​ស្រៈ​ពេញ​តួ​ទាំងអស់ ក៏​រាប់​បញ្ចូល​ក្នុង​ពួក​អក្សរ ឃោសៈ ដែរ ។ ពាក្យ​ផ្ទុយ អឃោសៈ ។</text:p>
          </table:table-cell>
          <table:table-cell table:style-name="តារាង1.D2" office:value-type="string">
            <text:p text:style-name="P7">ឃោ​សៈ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០៩០</text:p>
          </table:table-cell>
          <table:table-cell table:style-name="តារាង1.A2" office:value-type="string">
            <text:p text:style-name="P5">ឃោសន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ឃោស្នា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សំដី​គឹកកង, សំឡេង​កង​រំពង, អឺងអាប់; ការ​ប្រកាស, ការ​ស្រែក​ប្រកាស​ឮ​ខ្លាំង​ៗ ផ្សាយ​ដំណឹង​ឲ្យ​សាធារណ​ជន​ដឹង, ការ​ផ្សាយ​ដំណឹង​ឲ្យ​ឮ​សាយ​សុស​សព្វ​គ្នា ។ ប្រើ​តាម​ទម្លាប់​ចំពោះ​តែ​ការ​ប្រកាស​អង្គាស​វត្ថុ​ផ្សេង​ៗ ធ្វើ​បុណ្យ​ឲ្យ​ទាន; ប្រើ​ជា ន. ឬ គុ. ឬ កិ. ក៏​បាន : សេចក្ដី​ឃោសនា, សំបុត្រ​ឃោសនា​; អាចារ្យ​ឃោសនា​ចង្ហាន់, ឃោសនា​ចតុប្បច្ច័យ (សរសេរ​ក្លាយ​ជា ឃោស្នា <text:s/>តាម​សូរ​សំនៀង​និយាយ​ក៏​មាន; <text:s/>សរសេរ​បែប​នេះ សម្រាប់​ប្រើ​ក្នុង​កាព្យ, សរសេរ​ត្រឹម​ត្រូវ​ជា ឃោសនា <text:s/>អ. ថ. ឃោស្នា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០៩១</text:p>
          </table:table-cell>
          <table:table-cell table:style-name="តារាង1.A2" office:value-type="string">
            <text:p text:style-name="P5">ឃោសនាកា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ស្នាកា ឬ <text:s/>--សៈន៉ាកា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ក្រសួង​រដ្ឋ​មន្រ្តី​មួយ​ផ្នែក ខាង​ការ​ផ្សាយ​ដំណឹង​ផ្សេង​ៗ : <text:s/>ក្រសួង​ឃោសនា​ការ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០៩២</text:p>
          </table:table-cell>
          <table:table-cell table:style-name="តារាង1.A2" office:value-type="string">
            <text:p text:style-name="P5">ឃោសាឃោសវិមុត្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សៈវិមុត</text:p>
          </table:table-cell>
          <table:table-cell table:style-name="តារាង1.D2" office:value-type="string">
            <text:p text:style-name="P7">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អក្ខរៈ​ដែល​រួច​ផុត​ស្រឡះ​ពី​ឃោសៈ និង​អឃោសៈ គឺ​មិន​មែន​ជា​ឃោសៈ ឬ អឃោសៈ បាន​ដល់​និគ្គហិត <text:span text:style-name="T1">(</text:span><text:span text:style-name="T5">º</text:span><text:span text:style-name="T1">)</text:span><text:span text:style-name="T3"> </text:span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០៩៣</text:p>
          </table:table-cell>
          <table:table-cell table:style-name="តារាង1.A2" office:value-type="string">
            <text:p text:style-name="P5">ឃោស្ន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ម. ព. ឃោសនា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០៩៤</text:p>
          </table:table-cell>
          <table:table-cell table:style-name="តារាង1.A2" office:value-type="string">
            <text:p text:style-name="P5">ឃុំ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ខាំង​រក្សា​មិន​ឲ្យ​ទៅ​ណា​តាម​អំពើ​ចិត្ត : ឃុំ​មនុស្ស​ទោស​ក្នុង​គុក ។ ន. ដំណើរ​ដែល​ឃុំ : នៅ​ក្នុង​ឃុំ​មិន​ទាន់​រួច​នៅ​ឡើយ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នាទី​ក្នុង​អំណាច​មេ​ឃុំ​មួយ គឺ​ប្រជុំ​ភូមិ​ច្រើន ឬ តិច​តាម​បញ្ញត្តិ​រាជការ​រដ្ឋបាល : មន្រ្តី​ឃុំ, មេ​ឃុំ, ប្រាក់​សម្រាប់​ឃុំ ។ ឥឡូវ​នេះ​ប្រើ​ជា <text:s/>សង្កាត់; មេ​ឃុំ​ហៅ​ថា <text:span text:style-name="T2">ចៅ​សង្កាត់ ។</text:span>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៣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ដែល​នៅ​ក្ដៅ​ឧណ្ហ​ៗ : ទឹក​ឃុំ <text:s/>(គ្រាម​ភាសា និយាយ​តាម​ទម្លាប់​ដោយ​ភូមិ​ស្រុក​ខ្លះ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០៩៥</text:p>
          </table:table-cell>
          <table:table-cell table:style-name="តារាង1.A2" office:value-type="string">
            <text:p text:style-name="P5">ឃាំ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រាំងរា, ស្ទាក់​ដំណើរ : ឃាំង​ផ្លូវ​មិន​ឲ្យ​មនុស្ស​ដើរ ។ វេវ. ខាំ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០៩៦</text:p>
          </table:table-cell>
          <table:table-cell table:style-name="តារាង1.A2" office:value-type="string">
            <text:p text:style-name="P5">ឃ្ញើ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 ឬ គុ.</text:p>
          </table:table-cell>
          <table:table-cell table:style-name="តារាង1.D2" office:value-type="string">
            <text:p text:style-name="P8">ញាក់​ញោច, ខ្ញើច​ដោយ​រសើប ឬ ដោយ​ញញើត : រសើប​ឃ្ញើច, គាត់​ដើរ​ទៅ​ឃើញ​បន្លា​លោ​តែ​ឃ្ញើច; ដំណើរ​ឃ្ញើច​ៗ (ម. ព. ឃ្វើច​ៗ 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០៩៧</text:p>
          </table:table-cell>
          <table:table-cell table:style-name="តារាង1.A2" office:value-type="string">
            <text:p text:style-name="P5">ឃ្នង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មេ​ទទឹង​គង​សង្កត់​ក្បាល​បង្គោល​ក្រោល, បង្គោល​របង : ឃ្នង​ក្រោល​ក្របី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ព្រហើន, ច្រឡើស​ខុស​ច្បាប់, ទ្រនង់ : មនុស្ស​ឃ្នង, ឃ្នើសឃ្នង​ ។ ន. ដំណើរ​ប្រព្រឹត្តិ​ល្មើស, ច្រឡើស​គង​លើ​ច្បាប់ : សេចក្ដី​ឃ្នង (ម. ព. ឃ្នើសឃ្នង 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ឃ្នើសឃ្នង</text:p>
          </table:table-cell>
        </table:table-row>
        <table:table-row>
          <table:table-cell table:style-name="តារាង1.A2" office:value-type="string">
            <text:p text:style-name="P4">២០៩៨</text:p>
          </table:table-cell>
          <table:table-cell table:style-name="តារាង1.A2" office:value-type="string">
            <text:p text:style-name="P5">ឃ្នា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គ្រឿង​មាន​កាំ​ទទឹង​មួយ​ម្ខាង សម្រាប់​ដាក់​ក​មនុស្ស​ទោស : មនុស្ស​ជាប់​ឃ្នាង, នាយ​ភូ​ឃុំ​បាន​យក​ឃ្នាង​ទៅ​ដាក់​មនុស្ស​ទោស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០៩៩</text:p>
          </table:table-cell>
          <table:table-cell table:style-name="តារាង1.A2" office:value-type="string">
            <text:p text:style-name="P5">ឃ្នា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ប្រដាប់​សម្រាប់​គាប : ឃ្នាប​អំពៅ (ម. ព. គំនាប <text:s/>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០០</text:p>
          </table:table-cell>
          <table:table-cell table:style-name="តារាង1.A2" office:value-type="string">
            <text:p text:style-name="P5">ឃ្នូ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ប្រដាប់​សម្រាប់​គូស : កែង​ឈើ ឬ កែង​ស្ពាន់​ជា​ឃ្នូស​គូស​តម្រង់​ជ្រុង; បន្ទាត់​ជា​ឃ្នូស​គូស​ឲ្យ​មាន​ស្នាម​ជា​ខ្សែ​ត្រង់ ។ ព. ផ្ទ. គំនូស គឺ​ស្នាម​ដែល​កើត​ពី​គូស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០១</text:p>
          </table:table-cell>
          <table:table-cell table:style-name="តារាង1.A2" office:value-type="string">
            <text:p text:style-name="P5">ឃ្នើ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ដែល​ទើស, ទាក់, ទាស់ : ឃ្នើស​ចិត្ត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០២</text:p>
          </table:table-cell>
          <table:table-cell table:style-name="តារាង1.A2" office:value-type="string">
            <text:p text:style-name="P5">ឃ្នើសឃ្ន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ច្រឡើសបើស, ឈ្នះឈ្នាន, ព្រហើន, ឈ្លានពាន, ទ្រើស​ឃ្នង : មនុស្ស​ឃ្នើសឃ្នង, សំដី​ឃ្នើសឃ្នង (ម. ព. ឃ្នង ២ គុ. , ទ្រើស​ឃ្នង <text:s/>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០៣</text:p>
          </table:table-cell>
          <table:table-cell table:style-name="តារាង1.A2" office:value-type="string">
            <text:p text:style-name="P5">ឃ្មង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ឈើ​មួយ​ប្រភេទ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០៤</text:p>
          </table:table-cell>
          <table:table-cell table:style-name="តារាង1.A2" office:value-type="string">
            <text:p text:style-name="P5">ឃ្មត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វល្លិ​មួយ​ប្រភេទ​សំបក​ក្រអូប​សម្រាប់​ធ្វើ​ធូប : សំបក​ឃ្មត់, ធូប​ឃ្មត់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០៥</text:p>
          </table:table-cell>
          <table:table-cell table:style-name="តារាង1.A2" office:value-type="string">
            <text:p text:style-name="P5">ឃ្មម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8">ពាក្យ​សម្រាប់​ចម្រើន​ពាក្យ​ស៊ី, ពាក្យ​ទំពា​ឲ្យ​ប្លែក​ឡើង : ស៊ី​ឃ្មម​ៗ, ទំពា​ឃ្មម​ៗ គឺ​ស៊ី, ទំពា​ដោយ​មាន​អាហារ​ពេញ​ទុល​ក្នុង​មាត់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០៦</text:p>
          </table:table-cell>
          <table:table-cell table:style-name="តារាង1.A2" office:value-type="string">
            <text:p text:style-name="P5">ឃ្មាតខ្ម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ខំ​ប្រឹង, សង្វាត​ខ្លាំង : <text:s/>ឃ្មាត​ខ្មី​ធ្វើ​ការ (ម. ព. ខ្មីឃ្មាត <text:s/>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០៧</text:p>
          </table:table-cell>
          <table:table-cell table:style-name="តារាង1.A2" office:value-type="string">
            <text:p text:style-name="P5">ឃ្មាម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8">ពាក្យ​សម្រាប់​ចម្រើន​ពាក្យ​ទំពា, ពាក្យ​ស៊ី​ឲ្យ​ប្លែក​ឡើង : ទំពា​ឃ្មាម​ៗ, ស៊ី​ឃ្មាម​ៗ គឺ​ទំពា, ស៊ី​ដោយ​មាន​អាហារ​សាយ​ពេញ​ថ្ពាល់​ទាំង​ពីរ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០៨</text:p>
          </table:table-cell>
          <table:table-cell table:style-name="តារាង1.A2" office:value-type="string">
            <text:p text:style-name="P5">ឃ្មឹ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8">ពាក្យ​សម្រាប់​ចម្រើន​ពាក្យ​ក្រាស់​ឲ្យ​វិសេស​ឡើង : ក្រាស់​ឃ្មឹក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​ក្រាស់​ឃ្មឹក </text:p>
          </table:table-cell>
        </table:table-row>
        <table:table-row>
          <table:table-cell table:style-name="តារាង1.A2" office:value-type="string">
            <text:p text:style-name="P4">២១០៩</text:p>
          </table:table-cell>
          <table:table-cell table:style-name="តារាង1.A2" office:value-type="string">
            <text:p text:style-name="P5">ឃ្មឹ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ដែល​ឡើង​សាច់​ក្រាស់​កន្ទឹស : សាច់​ឡើង​ឃ្មឹល, មុខ​ឃ្មឹល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១០</text:p>
          </table:table-cell>
          <table:table-cell table:style-name="តារាង1.A2" office:value-type="string">
            <text:p text:style-name="P5">ឃ្មោ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គ្រឿង​វាយ​ដំ​ប្រគំ​ធ្វើ​ដោយ​សំរិទ្ធិ, ដោយ​ស្ពាន់ មាន​សណ្ឋាន​ដូច​គង​ធំ តែ​គ្មាន​ដោះ គេ​វាយ​ឃ្មោះ​ឲ្យ​កូន​ប្រុស​កូន​ស្រី​ចេញ​មក (អាពាហ៍​ពិពាហ៍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១១</text:p>
          </table:table-cell>
          <table:table-cell table:style-name="តារាង1.A2" office:value-type="string">
            <text:p text:style-name="P5">ឃ្មុំ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សត្វ​ល្អិត​មួយ​ប្រភេទ​ក្នុង​ពួក​ភមរ​ជាតិ មាន​ទឹក​ផ្អែម សំណុស​សម្រាប់​ធ្វើ​ក្រមួន; ឃ្មុំ​មាន​ច្រើន​យ៉ាង : ឃ្មុំ​ផ្លិត <text:s/>មាន​មណ្ឌល​សំបុក​តូច សណ្ឋាន​ស្រដៀង​នឹង​ផ្លិត​ដៃ; ឃ្មុំ​ធំ មាន​មណ្ឌល​សំបុក​ធំ; ឃ្មុំ​បូក​គោ មាន​មណ្ឌល​សំបុក​មូល​ត្រមុល​ស្រដៀង​នឹង​បូក​គោ...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ឃ្មុំ​ផ្លិត</text:p>
            <text:p text:style-name="P8">ឃ្មុំ​ធំ</text:p>
            <text:p text:style-name="P8">ឃ្មុំ​បូក​គោ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ខ្លា​មួយ​ប្រភេទ សម្បុរ​ខ្មៅ ឬ ស​ក៏​មាន​ខ្លះ​បរិភោគ​ឃ្មុំ​ជា​អាហារ : ខ្លា​ឃ្មុំ (ម. ព. ខ្លា 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ខ្លា​​ឃ្មុំ </text:p>
          </table:table-cell>
        </table:table-row>
        <table:table-row>
          <table:table-cell table:style-name="តារាង1.A2" office:value-type="string">
            <text:p text:style-name="P4">២១១២</text:p>
          </table:table-cell>
          <table:table-cell table:style-name="តារាង1.A2" office:value-type="string">
            <text:p text:style-name="P5">ឃ្លង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រោគ​កើត​អំពី​ឈាម​បណ្ដាល​ចេញ​មក​ដល់​សាច់​ស្បែក​ខាង​ក្រៅ​ឲ្យ​មាន​សម្បុរ​ក្រហម​ជាំ​ដាំ​ដុំ​ៗ ពក​ផ្លែ​ហើយ​ប្រែ​ទៅ​ជា​ដំបៅ, បើ​ថែ​រក្សា​ដាក់​ថ្នាំ​មិន​ត្រូវ ក៏​នឹង​បណ្ដាល​ឲ្យ​កាន់​តែ​ខ្លាំង​ឡើង រហូត​ដល់​កាច់​ដៃ​ជើង​ឲ្យ​ក្រញឹង​ក្រញង់, ឃ្លង់​នេះ​ហៅ​ថា ឃ្លង់​ភ្លើង ។ មាន​ឃ្លង់​មួយ​យ៉ាង ហៅ​ថា ឃ្លង់​ផេះ កើត​បណ្ដាល​ឲ្យ​សាច់​ស្បែក​រោល​ខ្លោច​ដុំ​ៗ មិន​បាន​ដល់​កាច់​ដៃ​ជើង​ដូច​ឃ្លង់​ភ្លើង​ទេ ។ មាន​ឃ្លង់​មួយ​យ៉ាង​ទៀត​ហៅ​ថា ឃ្លង់​ល្ពៅ <text:s/>បណ្ដាល​ឲ្យ​ស្បែក​ឡើង​ស​ពពាល​ៗ នៅ​ដៃ​ជើង ឬ នៅ​មាត់, នៅ​ថ្ងាស, នៅ​ក្បាល ។ មាន​ឃ្លង់​មួយ​យ៉ាង​ផ្សេង​ទៀត​ ហៅ​ថា ឃ្លង់​ដែក <text:s/>កើត​នៅ​ជើង, នៅ​ដៃ បណ្ដាល​ឲ្យ​ស្បែក​រឹង​ក្ដាំង ដល់​យូរ​ទៅ​ប្រែ​ជា​របក​ពុក​ផុយ ។ (មាន ព. ទ. បុ. ថា : ឃ្លង់​ដែក​ចែក​កូន​ចែក​ចៅ ឃ្លង់​ល្ពៅ​ស្លាប់​ទៅ​ឥត​ចែក មាន​ន័យ​ថា បើ​ឪពុក​កើត​ឃ្លង់​ដែក ដល់​មក​កូន ឬ​ចៅ គង់​មាន​កូន​ឬ​ចៅ​ណា​មួយ​កើត​ឃ្លង់​ដែក​ដូច​ឪពុក ឬ ជីតា ដែរ ។ ធ្លាប់​បាន​សង្កេត​ហើយ ឃើញ​ពិត​ខ្លះ​ទេ​ខ្លះ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ឃ្លង់​ភ្លើង </text:p>
            <text:p text:style-name="P8">ឃ្លង់​ផេះ</text:p>
            <text:p text:style-name="P8">ឃ្លង់​ល្ពៅ </text:p>
            <text:p text:style-name="P8">ឃ្លង់​ដែក </text:p>
          </table:table-cell>
        </table:table-row>
        <table:table-row>
          <table:table-cell table:style-name="តារាង1.A2" office:value-type="string">
            <text:p text:style-name="P4">២១១៣</text:p>
          </table:table-cell>
          <table:table-cell table:style-name="តារាង1.A2" office:value-type="string">
            <text:p text:style-name="P5">ឃ្ល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ល្បះ​ពាក្យ, ល្បះ​សេចក្ដី ដែល​មាន​ទំនង​ត្រូវ​ដក​ឲ្យ​ដាច់ ឲ្យ​ឃ្លាត : <text:s/>សេចក្ដី​មួយ​ឃ្លា; មើល​កាព្យ​ឲ្យ​ដឹង​ឃ្លា, សរសេរ​ដក​ឃ្លា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១៤</text:p>
          </table:table-cell>
          <table:table-cell table:style-name="តារាង1.A2" office:value-type="string">
            <text:p text:style-name="P5">ឃ្លា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ងាក​ចេញ​ផុត​ពី​គ្នា ឬ​បែក​ពី​គ្នា​ទៅ​ឆ្ងាយ : អង្គុយ​ឲ្យ​ឃ្លាត​ពី​គ្នា, បង​ប្អូន​ឃ្លាត​គ្នា​​យូរ​ឆ្នាំ​ហើយ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១៥</text:p>
          </table:table-cell>
          <table:table-cell table:style-name="តារាង1.A2" office:value-type="string">
            <text:p text:style-name="P5">ឃ្លាតឃ្ល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គុ.</text:p>
          </table:table-cell>
          <table:table-cell table:style-name="តារាង1.D2" office:value-type="string">
            <text:p text:style-name="P8">ឃ្លាត​ដាច់​ស្រឡះ, ឃ្លាត​ឆ្ងាយ​ដាច់​សង្វែង (ម. ព. ឃ្លា , ឃ្លាត 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១៦</text:p>
          </table:table-cell>
          <table:table-cell table:style-name="តារាង1.A2" office:value-type="string">
            <text:p text:style-name="P5">ឃ្លាតឃ្លៃ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</text:p>
          </table:table-cell>
          <table:table-cell table:style-name="តារាង1.D2" office:value-type="string">
            <text:p text:style-name="P7">កិ. ឬ គុ.</text:p>
          </table:table-cell>
          <table:table-cell table:style-name="តារាង1.D2" office:value-type="string">
            <text:p text:style-name="P8"><text:span text:style-name="T4">(គ្លៃ “នឿយ, ល្ហិតល្ហៃ, ល្វឹងល្វើយ; ងុយ​ដេក; ស្រពន់”) បែក​ឃ្លាត​ចេញ​ដាច់​សង្វែង​ឥត​មាន​សង្ឃឹម​ថា​នឹង​បាន​ជួប ឬ </text:span>បាន​ត្រឡប់​មក​ឃើញ​វិញ (ប្រើ​តែ​ក្នុង​កាព្យ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១៧</text:p>
          </table:table-cell>
          <table:table-cell table:style-name="តារាង1.A2" office:value-type="string">
            <text:p text:style-name="P5">ឃ្លា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(គ្លាន; គិលាន “ឈឺ”) ចង់​បរិភោគ​អាហារ : ឃ្លាន​បាយ ។ (តាម​កំណើត​ពាក្យ គួរ​តែ​សរសេរ គ្លាន ប៉ុន្តែ​ធ្លាប់​សរសេរ ឃ្លាន យូរ​ណាស់​ហើយ​ក៏​ត្រូវ​តែ​ឲ្យ​នៅ​ដូច​ធ្លាប់​រៀង​មក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១៨</text:p>
          </table:table-cell>
          <table:table-cell table:style-name="តារាង1.A2" office:value-type="string">
            <text:p text:style-name="P5">ឃ្លាយ​បា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វល្លិ​តូច​មួយ​ប្រភេទ​សម្រាប់​វេញ​ខ្សែ : ខ្សែ​ឃ្លាយ​បាត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១៩</text:p>
          </table:table-cell>
          <table:table-cell table:style-name="តារាង1.A2" office:value-type="string">
            <text:p text:style-name="P5">ឃ្លិ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(ខ្លិប អ. ថ. ឃ្លិប) ដេរ​ចំ​ជាយ, ដេរ​ចំ; <text:s text:c="2"/>រុំ​ព័ទ្ធ​បន្ថែម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២០</text:p>
          </table:table-cell>
          <table:table-cell table:style-name="តារាង1.A2" office:value-type="string">
            <text:p text:style-name="P5">ឃ្លុក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សូរ​ឮ​ដោយ​បុក​គ្រលុក​វត្ថុ​ជ្រាយ : ឮ​សូរ​ឃ្លុក​ៗ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២១</text:p>
          </table:table-cell>
          <table:table-cell table:style-name="តារាង1.A2" office:value-type="string">
            <text:p text:style-name="P5">ឃ្លុប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សន្ទះ​សម្រាប់​បិទ​មិន​ឲ្យ​ទឹក​ចូល : ឃ្លុប​ទូក, ឃ្លុប​កប៉ាល់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ថ្ងៃ​ឥត​ឫក្ស គឺ​ថ្ងៃ​ដែល​ពួក​ហោរ កំណត់​ឲ្យ​ឈ្មោះ​តាម​ហោរា​សាស្រ្ត​ថា ថ្ងៃ​ឥត​ជោគ​ជ័យ, ឥត​មង្គល​សួស្ដី : ថ្ងៃ​ឃ្លុប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២២</text:p>
          </table:table-cell>
          <table:table-cell table:style-name="តារាង1.A2" office:value-type="string">
            <text:p text:style-name="P5">ឃ្លួ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8">ទន់​រួប​ចូល​គ្នា : ទន់​ឃ្លួប, បាក់​ឃ្លួប ។ ទំពា​ឃ្លួប​ៗ ទំពា​អាហារ​ប៉ោង​ផត​ប៉ោង​ផត ព្រោះ​ឥត​ធ្មេញ (មនុស្ស​ចាស់​ដែល​ឥត​ធ្មេញ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២៣</text:p>
          </table:table-cell>
          <table:table-cell table:style-name="តារាង1.A2" office:value-type="string">
            <text:p text:style-name="P5">ឃ្លៀ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ល្អៀង​មិន​ចំ​គន្លង ពាក្យ​ឃ្លៀង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២៤</text:p>
          </table:table-cell>
          <table:table-cell table:style-name="តារាង1.A2" office:value-type="string">
            <text:p text:style-name="P5">ឃ្លៀងឃ្លា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គុ.</text:p>
          </table:table-cell>
          <table:table-cell table:style-name="តារាង1.D2" office:value-type="string">
            <text:p text:style-name="P8">ល្អៀង​ឃ្លាត​ចេញ, ងាក​បែរ​ចេញ, លាក​ចេញ​ពីគ្នា : សេចក្ដី​ឃ្លៀង​ឃ្លាត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២៥</text:p>
          </table:table-cell>
          <table:table-cell table:style-name="តារាង1.A2" office:value-type="string">
            <text:p text:style-name="P5">ឃ្លៀ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មាន​សម្បុរ​ស​ស្រគាំ​ដូច​ឆ្នាំង​ដី​ថ្មី <text:s/>: ក្របី​ឃ្លៀច (និយាយ​បាន​តែ​ក្របី) ។ ដំរី​ដែល​មាន​សម្បុរ​ស្រដៀង​នឹង​ឆ្នាំង​ដី​ថ្មី ខ្មែរ​បុរាណ​ហៅ ដំរី​ឃ្លៀច <text:s/>ដែរ, លុះ​ចំណេរ​កាល​ត​មក ខ្មែរ​ហៅ ដំរី​ស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២៦</text:p>
          </table:table-cell>
          <table:table-cell table:style-name="តារាង1.A2" office:value-type="string">
            <text:p text:style-name="P5">ឃ្លេ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ឈើ​រនាម​មួយ​ប្រភេទ​មាន​បន្លា សម្រាប់​យក​ខ្លឹម​ស្ងោរ​ជ្រលក់​សូត្រ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២៧</text:p>
          </table:table-cell>
          <table:table-cell table:style-name="តារាង1.A2" office:value-type="string">
            <text:p text:style-name="P5">ឃ្លេងឃ្លោ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8">ផ្អៀង​ចុះ​ផ្អៀង​ឡើង​ច្រើន​ដង : ទូក​ត្រូវ​រលក​ឃ្លេងឃ្លោង ។ គុ. ដែល​អណ្ដែត​អណ្ដូង, ដែល​ងាក​បែរ​មិន​នឹង​មិន​ប្រាកដ : ចិត្ត​ឃ្លេង​ឃ្លោង ។ 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២៨</text:p>
          </table:table-cell>
          <table:table-cell table:style-name="តារាង1.A2" office:value-type="string">
            <text:p text:style-name="P5">ឃ្លៃ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ឫស្សី​មួយ​ពួក​ឥត​បន្លា ដើម​ធំ​ៗ ដូច​ឫស្សី​ស្រុក : ឫស្សី​ឃ្លៃ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ឫស្សី​ឃ្លៃ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8">ពាក្យ​សម្រាប់​និយាយ​ផ្សំ​នឹង​ពាក្យ​ឃ្លាត : ឃ្លាត​ឃ្លៃ (ម. ព. ឃ្លាត​ឃ្លៃ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ឃ្លាតឃ្លៃ</text:p>
          </table:table-cell>
        </table:table-row>
        <table:table-row>
          <table:table-cell table:style-name="តារាង1.A2" office:value-type="string">
            <text:p text:style-name="P4">២១២៩</text:p>
          </table:table-cell>
          <table:table-cell table:style-name="តារាង1.A2" office:value-type="string">
            <text:p text:style-name="P5">ឃ្លោ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វល្លិ​ឡើង​ទ្រើង​ជា​ដំណាំ​ស្រុក​មាន​ផ្លែ​ជា​បន្លែ; មាន ២ យ៉ាង​គឺ មួយ​យ៉ាង មាន​ផ្លែ​បែប​ថូ​ទឹក ហៅ​ថា ឃ្លោក​សាយដៀវ; មួយ​យ៉ាង​ទៀត មាន​ផ្លែ​វែង​ៗ ហៅ​ថា ឃ្លោក​វែង <text:s/>ឬ ហៅ​ត្រឹម​តែ ឃ្លោក​ៗ <text:s/>ប៉ុណ្ណោះ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ឃ្លោក​សាយដៀវ​ </text:p>
            <text:p text:style-name="P8">ឃ្លោក​វែង</text:p>
          </table:table-cell>
        </table:table-row>
        <table:table-row>
          <table:table-cell table:style-name="តារាង1.A2" office:value-type="string">
            <text:p text:style-name="P4">២១៣០</text:p>
          </table:table-cell>
          <table:table-cell table:style-name="តារាង1.A2" office:value-type="string">
            <text:p text:style-name="P5">ឃ្លោង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ផ្អៀង​ចុះ​ផ្អៀង​ឡើង <text:s/>: ទូក​ឃ្លោ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ពាក្យ​សំនួន​ចួន​សំដី : ពាក្យ​ឃ្លោ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៣១</text:p>
          </table:table-cell>
          <table:table-cell table:style-name="តារាង1.A2" office:value-type="string">
            <text:p text:style-name="P5">ឃ្លុំ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ដណ្ដប់​រុំ​ព័ទ្ធ​បិទ​បាំង​កាយ​ដោយ​ចីវរ តាម​វិនយប្បញ្ញត្តិ : លោក​សង្ឃ​ឃ្លុំ​ចីពរ ។ ចង​បិទ​មាត់​សត្វ : យក​ខ្សែ​ឃ្លុំ​មាត់​សេះ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ប្រដាប់​សម្រាប់​រុំ​ព័ទ្ធ​មាត់​សត្វ​ជើង ៤ : ឃ្លុំ​សេះ; ឃ្លុំ​មាត់​ឆ្កែ​កាច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៣២</text:p>
          </table:table-cell>
          <table:table-cell table:style-name="តារាង1.A2" office:value-type="string">
            <text:p text:style-name="P5">ឃ្លា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គយគន់​រវាំង​មើល​ម្ដង​ៗ : ទៅ​ឃ្លាំ​មើល​ក្រែង​មនុស្ស​លួច​ច្រូត​ស្រូវ ។ 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៣៣</text:p>
          </table:table-cell>
          <table:table-cell table:style-name="តារាង1.A2" office:value-type="string">
            <text:p text:style-name="P5">ឃ្លាំ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ផ្ទះ​សម្រាប់​ទុក​ដាក់​ទ្រព្យ​របស់ : ឃ្លាំង​ប្រាក់, ឃ្លាំង​ទំនិញ, ឃ្លាំង​សំពត់ ។ ឃ្លាំង​ចំណេះ <text:s/>គឺ​កន្លែង​ដែល​តម្កល់​គម្ពីរ​ក្បួន​ច្បាប់​ផ្សេង​ៗ ឬ សាលា​សម្រាប់​រៀន​ចំណេះ​ផ្សេង​ៗ ។ មនុស្ស​ដែល​មាន​ចំណេះ​បរិបូណ៌ ក៏​ហៅ​ថា ឃ្លាំង​ចំណេះ <text:s/>ដែរ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៣៤</text:p>
          </table:table-cell>
          <table:table-cell table:style-name="តារាង1.A2" office:value-type="string">
            <text:p text:style-name="P5">ឃ្វា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8">ដើរ​ជ្រួស, ដើរ​ជ្រួស​គ្នា : ដើរ​ឃ្វាង​គ្នា, ឃ្វាង​ផ្លូវ, ឃ្វាង​សេចក្ដី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៣៥</text:p>
          </table:table-cell>
          <table:table-cell table:style-name="តារាង1.A2" office:value-type="string">
            <text:p text:style-name="P5">ឃ្វាច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ពាក្យ​សម្រាប់​ចម្រើន​ពាក្យ​ដើរ​កែក​ជើង​ឲ្យ​ប្លែក​ឡើង : ដើរ​ឃ្វាច​ៗ <text:s/>គឺ​ដើរ​ដោយ​ដំណើរ​វៀច​ៗ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៣៦</text:p>
          </table:table-cell>
          <table:table-cell table:style-name="តារាង1.A2" office:value-type="string">
            <text:p text:style-name="P5">ឃ្វា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ពាក្យ​ក្លាយ​មក​ពី​ពាក្យ គ្វាម <text:s/>(ម. ព. គ្វាម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៣៧</text:p>
          </table:table-cell>
          <table:table-cell table:style-name="តារាង1.A2" office:value-type="string">
            <text:p text:style-name="P5">ឃ្វាយ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8">ដើរ​កាវ​ជើង​ចូល : ដើរ​ឃ្វាយ​ៗ, រត់​ឃ្វាយ​ៗ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៣៨</text:p>
          </table:table-cell>
          <table:table-cell table:style-name="តារាង1.A2" office:value-type="string">
            <text:p text:style-name="P5">ឃ្វា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ចាំ, រក្សា​សត្វ​ចិញ្ចឹម : ឃ្វាល​គោ, ឃ្វាល​ក្របី, ក្មេង​ឃ្វាល​ក្របី ជិត​បឹង​មួយ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២១៣៩</text:p>
          </table:table-cell>
          <table:table-cell table:style-name="តារាង1.A2" office:value-type="string">
            <text:p text:style-name="P5">ឃ្វិ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ក្រូច​មួយ​ប្រភេទ សំបក​ស្ដើង​ផុយ​ងាយ​បក ផ្លែ​ប្រើ​បរិភោគ​ជា​ចំណី​លាង​មាត់ : ក្រូច​ឃ្វិច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ក្រូច​ឃ្វិច </text:p>
          </table:table-cell>
        </table:table-row>
        <table:table-row>
          <table:table-cell table:style-name="តារាង1.A2" office:value-type="string">
            <text:p text:style-name="P4">២១៤០</text:p>
          </table:table-cell>
          <table:table-cell table:style-name="តារាង1.A2" office:value-type="string">
            <text:p text:style-name="P5">ឃ្វើ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ចាន​ធំ​មួយ​យ៉ាង ធំ​ជ្រៅ​ជាង​ចាន​គោម : ចាន​ឃ្វើង, ស៊ី​បាយ​អស់​មួយ​ឃ្វើង <text:s/>(និយាយ​តាម​ទម្លាប់​ដោយ​ស្រុក, អ្នក​ខ្លះ​ហៅ ទ្រមេម <text:s/>: បាយ​មួយ​ទ្រមេម 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ចាន​ឃ្វើង</text:p>
          </table:table-cell>
        </table:table-row>
        <table:table-row>
          <table:table-cell table:style-name="តារាង1.A2" office:value-type="string">
            <text:p text:style-name="P4">២១៤១</text:p>
          </table:table-cell>
          <table:table-cell table:style-name="តារាង1.A2" office:value-type="string">
            <text:p text:style-name="P5">ឃ្វើច​ៗ</text:p>
            <text:p text:style-name="P5"/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8">ពាក្យ​និយាយ​ផ្សំ​នឹង​ពាក្យ​ដើរ​ឲ្យ​ប្លែក​ឡើង : ដើរ​ឃ្វើច​ៗ គឺ​ដើរ​វៀច​ៗ ឃ្ញើច​ៗ ព្រោះ​ពិការ​ជើង មាន​កើត​ដំបៅ​លេច​ជាដើម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Khmer OS" style:font-size-complex="12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Khmer O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Khmer O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Khmer O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9in" fo:page-height="8.2681in" style:num-format="1" style:print-orientation="landscape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7$Build-9157</meta:generator>
    <meta:creation-date>2005-10-19T17:27:53</meta:creation-date>
    <dc:date>2008-06-16T14:39:26</dc:date>
    <meta:print-date>2005-12-01T09:25:03</meta:print-date>
    <dc:language>en-US</dc:language>
    <meta:editing-cycles>138</meta:editing-cycles>
    <meta:editing-duration>P3DT2H2M1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0" meta:paragraph-count="373" meta:word-count="920" meta:character-count="10394"/>
  </office:meta>
</office:document-meta>
</file>

<file path=Basic/Standard/ChuonNat.xml><?xml version="1.0" encoding="utf-8"?>
<!DOCTYPE module  PUBLIC '-//OpenOffice.org//DTD OfficeDocument 1.0//EN'  'module.dtd'>
<script:module xmlns:script="http://openoffice.org/2000/script" script:name="ChuonNat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type&gt;&lt;/type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0) as new com.sun.star.beans.PropertyValue
args9(0).Name = "Text"
args9(0).Value = "."

dispatcher.executeDispatch(document, ".uno:InsertTex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
end sub


sub Itali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it&gt;&lt;/it?"

dispatcher.executeDispatch(document, ".uno:InsertText", "", 0, args1())

rem ----------------------------------------------------------------------
dispatcher.executeDispatch(document, ".uno:SwBackspace", "", 0, Array())

rem ----------------------------------------------------------------------
dim args3(0) as new com.sun.star.beans.PropertyValue
args3(0).Name = "Text"
args3(0).Value = "&gt;"

dispatcher.executeDispatch(document, ".uno:InsertTex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

sub CompoundWor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comp&gt;&lt;/comp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uonN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